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 fo:break-before="page"/>
      <style:text-properties style:font-name="MS Mincho" style:font-name-asian="MS Mincho" style:font-name-complex="MS Mincho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fo:language="fr" fo:country="FR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>
      <style:paragraph-properties fo:margin-top="0in" fo:margin-bottom="0.0319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fr" fo:country="FR"/>
    </style:style>
    <style:style style:name="P8" style:family="paragraph" style:parent-style-name="List_20_Paragraph" style:list-style-name="L10">
      <style:paragraph-properties fo:text-align="justify" style:justify-single-word="false"/>
    </style:style>
    <style:style style:name="P9" style:family="paragraph" style:parent-style-name="List_20_Paragraph">
      <style:paragraph-properties fo:text-align="justify" style:justify-single-word="false"/>
      <style:text-properties fo:language="fr" fo:country="FR"/>
    </style:style>
    <style:style style:name="P10" style:family="paragraph" style:parent-style-name="List_20_Paragraph">
      <style:paragraph-properties fo:margin-top="0in" fo:margin-bottom="0.0319in" loext:contextual-spacing="false" fo:line-height="100%" fo:text-align="justify" style:justify-single-word="false"/>
      <style:text-properties officeooo:paragraph-rsid="002ce91c"/>
    </style:style>
    <style:style style:name="P11" style:family="paragraph" style:parent-style-name="List_20_Paragraph" style:list-style-name="L4">
      <style:paragraph-properties fo:margin-top="0in" fo:margin-bottom="0.0319in" loext:contextual-spacing="false" fo:line-height="100%" fo:text-align="justify" style:justify-single-word="false"/>
    </style:style>
    <style:style style:name="P12" style:family="paragraph" style:parent-style-name="List_20_Paragraph" style:list-style-name="L4">
      <style:paragraph-properties fo:margin-top="0in" fo:margin-bottom="0.0319in" loext:contextual-spacing="false" fo:line-height="100%" fo:text-align="justify" style:justify-single-word="false"/>
      <style:text-properties officeooo:paragraph-rsid="00314c47"/>
    </style:style>
    <style:style style:name="P13" style:family="paragraph" style:parent-style-name="List_20_Paragraph" style:list-style-name="L6">
      <style:paragraph-properties fo:margin-top="0in" fo:margin-bottom="0.0319in" loext:contextual-spacing="false" fo:line-height="100%" fo:text-align="justify" style:justify-single-word="false"/>
      <style:text-properties fo:language="fr" fo:country="FR"/>
    </style:style>
    <style:style style:name="P14" style:family="paragraph" style:parent-style-name="List_20_Paragraph" style:list-style-name="L10">
      <style:paragraph-properties fo:margin-top="0in" fo:margin-bottom="0.0319in" loext:contextual-spacing="false" fo:line-height="100%" fo:text-align="justify" style:justify-single-word="false"/>
      <style:text-properties fo:language="fr" fo:country="FR"/>
    </style:style>
    <style:style style:name="P15" style:family="paragraph" style:parent-style-name="List_20_Paragraph">
      <style:paragraph-properties fo:margin-left="0in" fo:margin-right="0in" fo:line-height="100%" fo:text-align="justify" style:justify-single-word="false" fo:text-indent="0in" style:auto-text-indent="false"/>
      <style:text-properties fo:language="fr" fo:country="FR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fr" fo:country="FR"/>
    </style:style>
    <style:style style:name="P17" style:family="paragraph" style:parent-style-name="List_20_Paragraph">
      <style:paragraph-properties fo:margin-left="0in" fo:margin-right="0in" fo:margin-top="0in" fo:margin-bottom="0.0319in" loext:contextual-spacing="false" fo:line-height="100%" fo:text-align="justify" style:justify-single-word="false" fo:text-indent="0in" style:auto-text-indent="false"/>
      <style:text-properties fo:language="fr" fo:country="FR"/>
    </style:style>
    <style:style style:name="P18" style:family="paragraph" style:parent-style-name="List_20_Paragraph">
      <style:paragraph-properties fo:margin-left="0in" fo:margin-right="0in" fo:margin-top="0in" fo:margin-bottom="0.0319in" loext:contextual-spacing="false" fo:line-height="100%" fo:text-align="justify" style:justify-single-word="false" fo:text-indent="0in" style:auto-text-indent="false"/>
      <style:text-properties fo:language="fr" fo:country="FR" officeooo:rsid="003014c5" officeooo:paragraph-rsid="003014c5"/>
    </style:style>
    <style:style style:name="P19" style:family="paragraph" style:parent-style-name="List_20_Paragraph">
      <style:paragraph-properties fo:margin-left="0in" fo:margin-right="0in" fo:margin-top="0in" fo:margin-bottom="0.0319in" loext:contextual-spacing="false" fo:line-height="100%" fo:text-align="justify" style:justify-single-word="false" fo:text-indent="0in" style:auto-text-indent="false"/>
      <style:text-properties fo:language="fr" fo:country="FR" officeooo:rsid="00362383" officeooo:paragraph-rsid="00362383"/>
    </style:style>
    <style:style style:name="P20" style:family="paragraph" style:parent-style-name="List_20_Paragraph" style:list-style-name="L2">
      <style:paragraph-properties fo:margin-top="0in" fo:margin-bottom="0in" loext:contextual-spacing="false" fo:line-height="100%" fo:text-align="justify" style:justify-single-word="false"/>
    </style:style>
    <style:style style:name="P21" style:family="paragraph" style:parent-style-name="List_20_Paragraph" style:list-style-name="L2">
      <style:paragraph-properties fo:margin-top="0in" fo:margin-bottom="0in" loext:contextual-spacing="false" fo:line-height="100%" fo:text-align="justify" style:justify-single-word="false"/>
      <style:text-properties officeooo:paragraph-rsid="003014c5"/>
    </style:style>
    <style:style style:name="P22" style:family="paragraph" style:parent-style-name="List_20_Paragraph" style:list-style-name="L8">
      <style:paragraph-properties fo:margin-top="0in" fo:margin-bottom="0in" loext:contextual-spacing="false" fo:line-height="100%" fo:text-align="justify" style:justify-single-word="false"/>
      <style:text-properties fo:language="fr" fo:country="FR"/>
    </style:style>
    <style:style style:name="P23" style:family="paragraph" style:parent-style-name="List_20_Paragraph" style:list-style-name="L8">
      <style:paragraph-properties fo:margin-top="0in" fo:margin-bottom="0in" loext:contextual-spacing="false" fo:line-height="100%" fo:text-align="justify" style:justify-single-word="false"/>
      <style:text-properties fo:language="fr" fo:country="FR" officeooo:paragraph-rsid="00362383"/>
    </style:style>
    <style:style style:name="P24" style:family="paragraph" style:parent-style-name="List_20_Paragraph">
      <style:paragraph-properties fo:margin-left="0in" fo:margin-right="0in" fo:margin-top="0in" fo:margin-bottom="0.0319in" loext:contextual-spacing="false" fo:line-height="100%" fo:text-align="justify" style:justify-single-word="false" fo:text-indent="0in" style:auto-text-indent="false"/>
      <style:text-properties fo:language="fr" fo:country="FR"/>
    </style:style>
    <style:style style:name="P25" style:family="paragraph" style:parent-style-name="Normal" style:master-page-name="MP0">
      <style:paragraph-properties fo:text-align="justify" style:justify-single-word="false" style:page-number="auto" fo:break-before="page"/>
      <style:text-properties fo:language="fr" fo:country="FR"/>
    </style:style>
    <style:style style:name="P26" style:family="paragraph" style:parent-style-name="Normal">
      <style:paragraph-properties fo:text-align="justify" style:justify-single-word="false"/>
    </style:style>
    <style:style style:name="P27" style:family="paragraph" style:parent-style-name="Normal">
      <style:paragraph-properties fo:text-align="justify" style:justify-single-word="false"/>
      <style:text-properties officeooo:paragraph-rsid="00362383"/>
    </style:style>
    <style:style style:name="P28" style:family="paragraph" style:parent-style-name="Normal">
      <style:paragraph-properties fo:line-height="100%" fo:text-align="justify" style:justify-single-word="false"/>
    </style:style>
    <style:style style:name="P29" style:family="paragraph" style:parent-style-name="Normal">
      <style:paragraph-properties fo:margin-top="0in" fo:margin-bottom="0.0319in" loext:contextual-spacing="false" fo:line-height="100%" fo:text-align="justify" style:justify-single-word="false"/>
    </style:style>
    <style:style style:name="P30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1f5ed0"/>
    </style:style>
    <style:style style:name="P31" style:family="paragraph" style:parent-style-name="Normal" style:list-style-name="L3">
      <style:paragraph-properties fo:margin-top="0in" fo:margin-bottom="0.0319in" loext:contextual-spacing="false" fo:line-height="100%" fo:text-align="justify" style:justify-single-word="false"/>
    </style:style>
    <style:style style:name="P32" style:family="paragraph" style:parent-style-name="Normal" style:list-style-name="L9">
      <style:paragraph-properties fo:margin-top="0in" fo:margin-bottom="0.0319in" loext:contextual-spacing="false" fo:line-height="100%" fo:text-align="justify" style:justify-single-word="false"/>
    </style:style>
    <style:style style:name="P33" style:family="paragraph" style:parent-style-name="Normal" style:list-style-name="L11">
      <style:paragraph-properties fo:margin-top="0in" fo:margin-bottom="0.0319in" loext:contextual-spacing="false" fo:line-height="100%" fo:text-align="justify" style:justify-single-word="false"/>
    </style:style>
    <style:style style:name="P34" style:family="paragraph" style:parent-style-name="Normal" style:list-style-name="L12">
      <style:paragraph-properties fo:margin-top="0in" fo:margin-bottom="0.0319in" loext:contextual-spacing="false" fo:line-height="100%" fo:text-align="justify" style:justify-single-word="false"/>
    </style:style>
    <style:style style:name="P35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362383"/>
    </style:style>
    <style:style style:name="P36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paragraph-rsid="0039bc30"/>
    </style:style>
    <style:style style:name="P37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font-size="12pt" officeooo:rsid="001f5ed0" officeooo:paragraph-rsid="001f5ed0" style:font-size-asian="12pt" style:font-size-complex="12pt"/>
    </style:style>
    <style:style style:name="P38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font-size="12pt" officeooo:rsid="00207709" officeooo:paragraph-rsid="00207709" style:font-size-asian="12pt" style:font-size-complex="12pt"/>
    </style:style>
    <style:style style:name="P39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font-size="12pt" officeooo:paragraph-rsid="00207709" style:font-size-asian="12pt" style:font-size-complex="12pt"/>
    </style:style>
    <style:style style:name="P40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font-size="12pt" officeooo:rsid="0022360b" officeooo:paragraph-rsid="0022360b" style:font-size-asian="12pt" style:font-size-complex="12pt"/>
    </style:style>
    <style:style style:name="P41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officeooo:rsid="002bd19a" officeooo:paragraph-rsid="002bd19a"/>
    </style:style>
    <style:style style:name="P42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language="fr" fo:country="FR"/>
    </style:style>
    <style:style style:name="P43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fo:language="fr" fo:country="FR" officeooo:rsid="0039bc30" officeooo:paragraph-rsid="0039bc30"/>
    </style:style>
    <style:style style:name="P44" style:family="paragraph" style:parent-style-name="Normal" style:list-style-name="L5">
      <style:paragraph-properties fo:margin-top="0in" fo:margin-bottom="0.0319in" loext:contextual-spacing="false" fo:line-height="100%" fo:text-align="justify" style:justify-single-word="false"/>
      <style:text-properties style:text-position="sub 58%"/>
    </style:style>
    <style:style style:name="P45" style:family="paragraph" style:parent-style-name="Normal">
      <style:paragraph-properties fo:text-align="justify" style:justify-single-word="false" fo:break-before="page"/>
    </style:style>
    <style:style style:name="P46" style:family="paragraph" style:parent-style-name="Normal">
      <style:paragraph-properties fo:text-align="justify" style:justify-single-word="false" fo:break-before="page"/>
      <style:text-properties officeooo:paragraph-rsid="00362383"/>
    </style:style>
    <style:style style:name="P47" style:family="paragraph" style:parent-style-name="Normal">
      <style:paragraph-properties fo:margin-top="0in" fo:margin-bottom="0.0717in" loext:contextual-spacing="false" fo:line-height="100%" fo:text-align="justify" style:justify-single-word="false"/>
    </style:style>
    <style:style style:name="P48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49" style:family="paragraph" style:parent-style-name="Normal" style:list-style-name="L1">
      <style:paragraph-properties fo:margin-top="0in" fo:margin-bottom="0in" loext:contextual-spacing="false" fo:line-height="100%" fo:text-align="justify" style:justify-single-word="false"/>
    </style:style>
    <style:style style:name="P50" style:family="paragraph" style:parent-style-name="Normal" style:list-style-name="L7">
      <style:paragraph-properties fo:margin-top="0in" fo:margin-bottom="0in" loext:contextual-spacing="false" fo:line-height="100%" fo:text-align="justify" style:justify-single-word="false"/>
      <style:text-properties style:text-position="sub 58%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ce91c"/>
    </style:style>
    <style:style style:name="T3" style:family="text">
      <style:text-properties fo:language="fr" fo:country="FR" officeooo:rsid="00314c47"/>
    </style:style>
    <style:style style:name="T4" style:family="text">
      <style:text-properties fo:language="fr" fo:country="FR" officeooo:rsid="003270b4"/>
    </style:style>
    <style:style style:name="T5" style:family="text">
      <style:text-properties style:font-name="MS Mincho" style:font-name-asian="MS Mincho" style:font-name-complex="MS Mincho"/>
    </style:style>
    <style:style style:name="T6" style:family="text">
      <style:text-properties style:font-name="MS Mincho" fo:font-size="12pt" officeooo:rsid="001f5ed0" style:font-name-asian="MS Mincho" style:font-size-asian="12pt" style:font-name-complex="MS Mincho" style:font-size-complex="12pt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text-position="sub 58%"/>
    </style:style>
    <style:style style:name="T9" style:family="text">
      <style:text-properties style:text-position="sub 58%" style:font-name="MS Mincho" fo:font-size="12pt" officeooo:rsid="001f5ed0" style:font-name-asian="MS Mincho" style:font-size-asian="12pt" style:font-name-complex="MS Mincho" style:font-size-complex="12pt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fo:font-weight="normal" officeooo:rsid="0026fab5" style:font-weight-asian="normal" style:font-weight-complex="normal"/>
    </style:style>
    <style:style style:name="T12" style:family="text">
      <style:text-properties style:text-position="sub 58%" officeooo:rsid="002313b2"/>
    </style:style>
    <style:style style:name="T13" style:family="text">
      <style:text-properties style:text-position="sub 58%" officeooo:rsid="0024edf8"/>
    </style:style>
    <style:style style:name="T14" style:family="text">
      <style:text-properties style:text-position="sub 58%" officeooo:rsid="00287d02"/>
    </style:style>
    <style:style style:name="T15" style:family="text">
      <style:text-properties style:text-position="sub 58%" fo:language="fr" fo:country="FR"/>
    </style:style>
    <style:style style:name="T16" style:family="text">
      <style:text-properties style:text-position="sub 58%" fo:language="fr" fo:country="FR" officeooo:rsid="002ce91c"/>
    </style:style>
    <style:style style:name="T17" style:family="text">
      <style:text-properties style:text-position="sub 58%" officeooo:rsid="002de27a"/>
    </style:style>
    <style:style style:name="T18" style:family="text">
      <style:text-properties style:text-position="sub 58%" officeooo:rsid="00362383"/>
    </style:style>
    <style:style style:name="T19" style:family="text">
      <style:text-properties style:text-position="sub 58%" officeooo:rsid="00387bac"/>
    </style:style>
    <style:style style:name="T20" style:family="text">
      <style:text-properties style:text-position="sub 58%" officeooo:rsid="0039bc30"/>
    </style:style>
    <style:style style:name="T21" style:family="text">
      <style:text-properties officeooo:rsid="00207709"/>
    </style:style>
    <style:style style:name="T22" style:family="text">
      <style:text-properties officeooo:rsid="0022360b"/>
    </style:style>
    <style:style style:name="T23" style:family="text">
      <style:text-properties officeooo:rsid="002570d1"/>
    </style:style>
    <style:style style:name="T24" style:family="text">
      <style:text-properties officeooo:rsid="00287d02"/>
    </style:style>
    <style:style style:name="T25" style:family="text">
      <style:text-properties officeooo:rsid="003014c5"/>
    </style:style>
    <style:style style:name="T26" style:family="text">
      <style:text-properties officeooo:rsid="00362383"/>
    </style:style>
    <style:style style:name="T27" style:family="text">
      <style:text-properties officeooo:rsid="00376e13"/>
    </style:style>
    <style:style style:name="T28" style:family="text">
      <style:text-properties officeooo:rsid="0039bc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eçon 31</text:p>
      <text:p text:style-name="P2"><text:span text:style-name="Default_20_Paragraph_20_Font"><text:span text:style-name="T1">2) b) </text:span></text:span>会話を聞いて、空欄を埋めましょう<text:span text:style-name="Default_20_Paragraph_20_Font"><text:span text:style-name="T5">。</text:span></text:span></text:p>
      <text:p text:style-name="P30"><text:span text:style-name="Default_20_Paragraph_20_Font"><text:span text:style-name="T6"><text:tab/></text:span></text:span><text:span text:style-name="Default_20_Paragraph_20_Font"><text:span text:style-name="T9">らいげつ　　どくしん</text:span></text:span></text:p>
      <text:p text:style-name="P6">小川 ： 来月から独身です。 </text:p>
      <text:p text:style-name="P6"/>
      <text:p text:style-name="P6">ミラー ： えっ？ </text:p>
      <text:p text:style-name="P37"><text:span text:style-name="T12"><text:tab/></text:span><text:span text:style-name="T8">じつ <text:s text:c="6"/></text:span><text:span text:style-name="T12"><text:s text:c="8"/></text:span><text:span text:style-name="T8">おおさか <text:s text:c="4"/>ほんしゃ　 てんきん</text:span></text:p>
      <text:p text:style-name="P6">小川 ： 実は、（ 大坂の本社に転勤な<text:span text:style-name="T21"> </text:span>）んです。 </text:p>
      <text:p text:style-name="P38"><text:tab/>　 <text:s/><text:span text:style-name="T8">ほんしゃ <text:tab/><text:tab/><text:tab/><text:tab/><text:tab/><text:tab/><text:tab/> <text:s text:c="12"/>どくしん</text:span></text:p>
      <text:p text:style-name="P6">ミラー ： （ 本社<text:span text:style-name="T21"> </text:span>）ですか？ それは、おめでとうございます。でも、どうして 独身になるんですか？ </text:p>
      <text:p text:style-name="P38"><text:tab/> <text:s/><text:span text:style-name="T8">つま <text:s text:c="7"/>こ</text:span><text:span text:style-name="T13"><text:tab/>　　　　とうきょう　 のこ</text:span></text:p>
      <text:p text:style-name="P39">小川 ： （<text:span text:style-name="T21"> 妻と子ども</text:span> ）は、（ 東京に残る<text:span text:style-name="T21"> </text:span>）んです。 </text:p>
      <text:p text:style-name="P38"><text:tab/><text:tab/><text:tab/>　　 <text:s/><text:span text:style-name="T23"><text:s/></text:span><text:span text:style-name="T8">い</text:span></text:p>
      <text:p text:style-name="P39">ミラー ： えっ、（<text:span text:style-name="T21"> いっしょうに行かない</text:span> ）んですか？ </text:p>
      <text:p text:style-name="P38"><text:tab/>　　 <text:s/><text:span text:style-name="T8">むすこ <text:s text:c="10"/></text:span><text:span text:style-name="T10">らいねん　だいがく　</text:span><text:span text:style-name="T11"> <text:s text:c="2"/></text:span><text:span text:style-name="T10">にゅうがくしけん<text:tab/><text:tab/>　　</text:span><text:span text:style-name="T11"> </text:span><text:span text:style-name="T10">とうきょう　 のこ<text:tab/> <text:s text:c="5"/></text:span><text:span text:style-name="T11"><text:s text:c="3"/></text:span><text:span text:style-name="T10">い　　　 <text:s text:c="2"/>つま</text:span></text:p>
      <text:p text:style-name="P39">小川 ： ええ。息子は、来年（<text:span text:style-name="T21"> 大学の入学試験</text:span> ）があるから、 （ 東京に残る）と言うし、妻も</text:p>
      <text:p text:style-name="P38"><text:tab/>　<text:span text:style-name="T8">いま　 かいしゃ　　や　　<text:tab/><text:tab/>　 <text:s/>い</text:span></text:p>
      <text:p text:style-name="P39"><text:span text:style-name="T21"><text:tab/></text:span>（<text:span text:style-name="T21"> 今の会社を辞めたくない</text:span> ）と言うんです。 </text:p>
      <text:p text:style-name="P38"><text:tab/><text:tab/>　 <text:s/><text:span text:style-name="T8">べつべつ　 　</text:span><text:span text:style-name="T17"> </text:span><text:span text:style-name="T8">す</text:span></text:p>
      <text:p text:style-name="P6">ミラー ： それで、（ 別々<text:span text:style-name="T21"> <text:s/></text:span>に住む）んですね。 </text:p>
      <text:p text:style-name="P38"><text:tab/><text:tab/>　　 <text:span text:style-name="T8">つき <text:s text:c="11"/>かい　 しゅうまつ <text:s text:c="10"/>かえ</text:span></text:p>
      <text:p text:style-name="P6">小川 ： ええ。でも、（<text:span text:style-name="T21"> 月2、３回　週末に</text:span> ）帰るつもりです。 </text:p>
      <text:p text:style-name="P40"><text:tab/>　 <text:span text:style-name="T8">たいへん</text:span></text:p>
      <text:p text:style-name="P6">ミラー ： （<text:span text:style-name="T22"> 大変ですね </text:span>）。 </text:p>
      <text:p text:style-name="P40"><text:tab/><text:tab/>　　<text:span text:style-name="T8">ちゃんす</text:span><text:tab/><text:tab/><text:span text:style-name="T24"> <text:s/></text:span><text:span text:style-name="T8">りょうり　 <text:s/>なら　　　　</text:span><text:span text:style-name="T14"> <text:s/></text:span><text:span text:style-name="T8">おも</text:span></text:p>
      <text:p text:style-name="P6">小川 ： でも、いいチャンスですから、（ 料理を習お<text:span text:style-name="T22"> </text:span>）と思っています。 </text:p>
      <text:p text:style-name="P6"/>
      <text:p text:style-name="P6">ミラー ：（ それ<text:span text:style-name="T22"> </text:span>）は、いいですね。</text:p>
      <text:p text:style-name="P1"/>
      <text:p text:style-name="P2">1. 隣の人と次の会話をしましょう。下線の部分を変えて、会話をしましょう。 </text:p>
      <text:p text:style-name="P4"/>
      <text:p text:style-name="P2">a) </text:p>
      <text:p text:style-name="P41"><text:tab/> <text:span text:style-name="T8">つか</text:span></text:p>
      <text:p text:style-name="P29">A：ああ、<text:span text:style-name="Default_20_Paragraph_20_Font"><text:span text:style-name="T7">疲れた</text:span></text:span>！ </text:p>
      <text:list xml:id="list1926233851" text:style-name="L1">
        <text:list-item>
          <text:p text:style-name="P49">　　<text:span text:style-name="T25"> </text:span><text:span text:style-name="T8">なか　　す</text:span></text:p>
        </text:list-item>
      </text:list>
      <text:list xml:id="list2977448263" text:style-name="L2">
        <text:list-item>
          <text:p text:style-name="P21"><text:span text:style-name="Default_20_Paragraph_20_Font"><text:span text:style-name="T1"><text:s/>i) お腹が空いた</text:span></text:span><text:span text:style-name="Default_20_Paragraph_20_Font"><text:span text:style-name="T4">!</text:span></text:span></text:p>
        </text:list-item>
        <text:list-item>
          <text:p text:style-name="P21"><text:span text:style-name="Default_20_Paragraph_20_Font"><text:span text:style-name="T15">　　のど　　かわ</text:span></text:span></text:p>
        </text:list-item>
        <text:list-item>
          <text:p text:style-name="P20"><text:span text:style-name="Default_20_Paragraph_20_Font"><text:span text:style-name="T1">ii) 喉が渇いた</text:span></text:span><text:span text:style-name="Default_20_Paragraph_20_Font"><text:span text:style-name="T4">!</text:span></text:span></text:p>
        </text:list-item>
      </text:list>
      <text:p text:style-name="P5"><text:span text:style-name="Default_20_Paragraph_20_Font"><text:span text:style-name="T1"/></text:span></text:p>
      <text:p text:style-name="P10"><text:span text:style-name="Default_20_Paragraph_20_Font"><text:span text:style-name="T2"><text:tab/> </text:span></text:span><text:span text:style-name="Default_20_Paragraph_20_Font"><text:span text:style-name="T16">すこ <text:s text:c="4"/>やす</text:span></text:span></text:p>
      <text:p text:style-name="P28"><text:span text:style-name="Default_20_Paragraph_20_Font"><text:span text:style-name="T1">B：</text:span></text:span>じゃ、どこかで<text:span text:style-name="Default_20_Paragraph_20_Font"><text:span text:style-name="T7">少し休もう</text:span></text:span>。<text:span text:style-name="Default_20_Paragraph_20_Font"><text:span text:style-name="T1"> </text:span></text:span></text:p>
      <text:list xml:id="list1754174343" text:style-name="L3">
        <text:list-item>
          <text:p text:style-name="P31"><text:span text:style-name="Default_20_Paragraph_20_Font"><text:span text:style-name="T15">　　なに　　　たべ</text:span></text:span></text:p>
        </text:list-item>
      </text:list>
      <text:list xml:id="list2524550365" text:style-name="L4">
        <text:list-item>
          <text:p text:style-name="P11"><text:span text:style-name="Default_20_Paragraph_20_Font"><text:span text:style-name="T1">i) 何かを食べよう。 </text:span></text:span></text:p>
        </text:list-item>
        <text:list-item>
          <text:p text:style-name="P12"><text:span text:style-name="Default_20_Paragraph_20_Font"><text:span text:style-name="T1">　　　　　　</text:span></text:span><text:span text:style-name="Default_20_Paragraph_20_Font"><text:span text:style-name="T3"> <text:s text:c="2"/></text:span></text:span><text:span text:style-name="Default_20_Paragraph_20_Font"><text:span text:style-name="T15">の</text:span></text:span></text:p>
        </text:list-item>
        <text:list-item>
          <text:p text:style-name="P11"><text:span text:style-name="T1">ii) </text:span><text:span text:style-name="T3">ジュースとか飲もう</text:span><text:span text:style-name="T1"> </text:span></text:p>
        </text:list-item>
      </text:list>
      <text:p text:style-name="P15"/>
      <text:p text:style-name="P18"><text:s text:c="10"/><text:span text:style-name="T8">きっさてん　　 はい</text:span></text:p>
      <text:p text:style-name="P47">A：あの喫茶店に入らない？ </text:p>
      <text:p text:style-name="P29"/>
      <text:p text:style-name="P29">B：うん、そうしよう。</text:p>
      <text:p text:style-name="P2"/>
      <text:p text:style-name="P2"/>
      <text:p text:style-name="P27"><text:s/></text:p>
      <text:p text:style-name="P46">b) </text:p>
      <text:p text:style-name="P35">　<text:span text:style-name="T8">はっぴょう　じゅんび</text:span></text:p>
      <text:p text:style-name="P29">A：<text:span text:style-name="Default_20_Paragraph_20_Font"><text:span text:style-name="T7">発表</text:span></text:span>の準備は、できましたか？</text:p>
      <text:list xml:id="list3101688460" text:style-name="L5">
        <text:list-item>
          <text:p text:style-name="P44">　　かいぎしつ</text:p>
        </text:list-item>
      </text:list>
      <text:list xml:id="list3525350761" text:style-name="L6">
        <text:list-item>
          <text:p text:style-name="P13">i)会議室</text:p>
        </text:list-item>
        <text:list-item>
          <text:p text:style-name="P13">　<text:span text:style-name="T8">しゅちょう</text:span></text:p>
        </text:list-item>
        <text:list-item>
          <text:p text:style-name="P13">ii) 出張</text:p>
        </text:list-item>
      </text:list>
      <text:p text:style-name="P7">　　　　　　</text:p>
      <text:p text:style-name="P19"><text:tab/>　　　<text:span text:style-name="T8">しりょう　　こぴい<text:tab/><text:tab/><text:tab/>　　　こぴい<text:tab/>　おも</text:span></text:p>
      <text:p text:style-name="P48">B：えーと、まだ<text:span text:style-name="Default_20_Paragraph_20_Font"><text:span text:style-name="T7">資料をコピーして</text:span></text:span>いません。これから<text:span text:style-name="Default_20_Paragraph_20_Font"><text:span text:style-name="T7">コピーしよう</text:span></text:span>と思っていま す。 </text:p>
      <text:list xml:id="list780499409" text:style-name="L7">
        <text:list-item>
          <text:p text:style-name="P50">　　かいぎしつ　　ゆうやく　</text:p>
        </text:list-item>
      </text:list>
      <text:list xml:id="list4291887180" text:style-name="L8">
        <text:list-item>
          <text:p text:style-name="P22">i) 会議室を要約して</text:p>
        </text:list-item>
        <text:list-item>
          <text:p text:style-name="P22">　　　<text:span text:style-name="T26"> <text:s/></text:span><text:span text:style-name="T8">ほんしゃ</text:span><text:span text:style-name="T18"> <text:s text:c="5"/>しりょう　　おく</text:span></text:p>
        </text:list-item>
        <text:list-item>
          <text:p text:style-name="P23">ii) まだ、本社に資料を送って</text:p>
        </text:list-item>
      </text:list>
      <text:p text:style-name="P7"/>
      <text:p text:style-name="P17"/>
      <text:p text:style-name="P29">A：わかりました。 </text:p>
      <text:p text:style-name="P2"/>
      <text:p text:style-name="P2"/>
      <text:p text:style-name="P2">c) </text:p>
      <text:p text:style-name="P29">　<text:span text:style-name="T8">なつやす</text:span><text:span text:style-name="T19"><text:tab/>　　　　なに　 <text:s/>よってい</text:span></text:p>
      <text:p text:style-name="P29">A：<text:span text:style-name="Default_20_Paragraph_20_Font"><text:span text:style-name="T7">夏休み</text:span></text:span>は、何か予定がありますか？ </text:p>
      <text:p text:style-name="P42"/>
      <text:p text:style-name="P43"><text:tab/><text:span text:style-name="T8">ほっかいどう　　りょこう</text:span></text:p>
      <text:p text:style-name="P29">B：ええ、<text:span text:style-name="Default_20_Paragraph_20_Font"><text:span text:style-name="T7">北海道を旅行する</text:span></text:span>つもりです。 </text:p>
      <text:p text:style-name="P9"/>
      <text:p text:style-name="P17"/>
      <text:p text:style-name="P29">A：いいですね。どのくらいですか？ </text:p>
      <text:p text:style-name="P2"/>
      <text:p text:style-name="P36">　<text:span text:style-name="T28"> <text:s/></text:span><text:span text:style-name="T20">とお</text:span><text:span text:style-name="T8">か</text:span>　<text:span text:style-name="T28"> <text:s text:c="2"/></text:span><text:span text:style-name="T8">よってい</text:span></text:p>
      <text:p text:style-name="P29">B：<text:span text:style-name="Default_20_Paragraph_20_Font"><text:span text:style-name="T7">10 日</text:span></text:span>の予定です。</text:p>
      <text:list xml:id="list4027548348" text:style-name="L12">
        <text:list-item>
          <text:p text:style-name="P34"/>
        </text:list-item>
      </text:list>
      <text:list xml:id="list813967893" text:style-name="L10">
        <text:list-item>
          <text:p text:style-name="P14">Deux semaines, environ cinq jours, etc. </text:p>
        </text:list-item>
      </text:list>
      <text:p text:style-name="P3"/>
      <text:p text:style-name="P2"/>
      <text:p text:style-name="P45">2. </text:p>
      <text:p text:style-name="P2">a) 会話を聞きましょう。 </text:p>
      <text:list xml:id="list105526309586251" text:continue-numbering="true" text:style-name="L10">
        <text:list-item>
          <text:p text:style-name="P8">i) 小川さんは、どうして来月から独身だと言いましたか？ </text:p>
        </text:list-item>
        <text:list-item>
          <text:p text:style-name="P8">ii) ミラーさんは、どうして「おめでとうございます」と言いましたか？</text:p>
        </text:list-item>
        <text:list-item>
          <text:p text:style-name="P8"><text:s/>iii) 小川さんの息子は、来年何がありますか？ </text:p>
        </text:list-item>
        <text:list-item>
          <text:p text:style-name="P8">iv) 小川さんの奥さんは、どうして大阪に行きたくありませんか？ </text:p>
        </text:list-item>
        <text:list-item>
          <text:p text:style-name="P8">v) 小川さんは、どのくらい東京に帰るつもりですか？ </text:p>
        </text:list-item>
        <text:list-item>
          <text:p text:style-name="P8">vi) 小川さんは、何をするチャンスだと思っていますか<text:span text:style-name="Default_20_Paragraph_20_Font"><text:span text:style-name="T5">？</text:span></text:span></text:p>
        </text:list-item>
      </text:list>
      <text:p text:style-name="P2"/>
      <text:p text:style-name="P2">c) 「えっ？」は、どんなとき使いますか<text:span text:style-name="Default_20_Paragraph_20_Font"><text:span text:style-name="T5">？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Yann Marty</meta:initial-creator>
    <meta:creation-date>2021-11-10T07:00:00Z</meta:creation-date>
    <dc:date>2021-11-17T10:55:24.577451172</dc:date>
    <meta:editing-cycles>37</meta:editing-cycles>
    <meta:editing-duration>PT2H7M10S</meta:editing-duration>
    <meta:document-statistic meta:table-count="0" meta:image-count="0" meta:object-count="0" meta:page-count="4" meta:paragraph-count="78" meta:word-count="1026" meta:character-count="1507" meta:non-whitespace-character-count="1092"/>
    <meta:template xlink:type="simple" xlink:actuate="onRequest" xlink:title="" xlink:href="Normal.dotm"/>
  </office:meta>
</office:document-meta>
</file>